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8pt" style:font-size-asian="8pt" style:font-name-complex="Tahoma1" style:font-size-complex="8pt"/>
    </style:style>
    <style:style style:name="P5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7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8" style:family="paragraph" style:parent-style-name="Standard">
      <style:paragraph-properties fo:margin-left="0.1252in" fo:margin-right="0in" fo:text-indent="-0.1252in" style:auto-text-indent="false"/>
    </style:style>
    <style:style style:name="P9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10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1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8pt" style:font-size-asian="8pt" style:font-name-complex="Tahoma1" style:font-size-complex="8pt"/>
    </style:style>
    <style:style style:name="P12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3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6pt" style:font-size-asian="6pt" style:font-name-complex="Tahoma1" style:font-size-complex="6pt"/>
    </style:style>
    <style:style style:name="P14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6pt" style:font-name-asian="Arial Unicode MS" style:font-size-asian="6pt" style:language-asian="zh" style:country-asian="HK" style:font-size-complex="6pt"/>
    </style:style>
    <style:style style:name="P15" style:family="paragraph" style:parent-style-name="Standard">
      <style:paragraph-properties fo:margin-left="0.1252in" fo:margin-right="0in" fo:text-indent="-0.0098in" style:auto-text-indent="false" fo:padding-left="0.0555in" fo:padding-right="0.0555in" fo:padding-top="0.0138in" fo:padding-bottom="0.0138in" fo:border="0.0071in solid #00000a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7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8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9" style:family="paragraph" style:parent-style-name="Standard">
      <style:paragraph-properties fo:margin-left="0.1252in" fo:margin-right="-0.1252in" fo:text-indent="0in" style:auto-text-indent="false" fo:padding-left="0.0555in" fo:padding-right="0.0555in" fo:padding-top="0.0138in" fo:padding-bottom="0.0138in" fo:border="0.0071in solid #00000a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0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21" style:family="paragraph" style:parent-style-name="Preformatted" style:master-page-name="First_20_Page">
      <style:paragraph-properties style:page-number="auto">
        <style:tab-stops/>
      </style:paragraph-properties>
    </style:style>
    <style:style style:name="P22" style:family="paragraph" style:parent-style-name="Header">
      <style:paragraph-properties fo:line-height="150%"/>
    </style:style>
    <style:style style:name="P23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size="4pt" style:font-size-asian="4pt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0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1" style:family="text">
      <style:text-properties fo:font-size="16pt" fo:letter-spacing="normal" fo:font-style="normal" style:font-size-asian="16pt" style:font-style-asian="normal" style:font-name-complex="Arial2" style:font-size-complex="16pt" style:font-style-complex="normal" style:font-weight-complex="normal"/>
    </style:style>
    <style:style style:name="T12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_______________________________________________________________________</text:span></text:p>
      <text:p text:style-name="P1"/>
      <text:p text:style-name="P5"><text:span text:style-name="T3"><text:tab/>CIS115<text:tab/></text:span><text:span text:style-name="T9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6"/>
      <text:p text:style-name="P6"/>
      <text:p text:style-name="Title"><text:span text:style-name="Emphasis"><text:span text:style-name="T10">LAB 09<text:tab/></text:span></text:span><text:span text:style-name="Emphasis"><text:span text:style-name="T11">Comparing Characters</text:span></text:span></text:p>
      <text:list xml:id="list3361817867366037328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8"><text:span text:style-name="T2">- How to create variables to store character data</text:span></text:p>
      <text:p text:style-name="P8"><text:span text:style-name="T2">- How to write statements to store character data</text:span></text:p>
      <text:p text:style-name="P8"><text:span text:style-name="T2">- How to compare character data</text:span></text:p>
      <text:p text:style-name="P8"><text:span text:style-name="T2">- How to change case for character data</text:span></text:p>
      <text:list xml:id="list38164402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9"/>
      <text:p text:style-name="Standard"><text:span text:style-name="T2">In this lab assignment, students will demonstrate the abilities to:</text:span></text:p>
      <text:p text:style-name="P8"><text:span text:style-name="T2">- Create variables to store character data</text:span></text:p>
      <text:p text:style-name="P8"><text:span text:style-name="T2">- Write statements to store character data</text:span></text:p>
      <text:p text:style-name="P8"><text:span text:style-name="T2">- Compare character data</text:span></text:p>
      <text:p text:style-name="P8"><text:span text:style-name="T2">- Change case for character data</text:span></text:p>
      <text:list xml:id="list38161698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7"><text:span text:style-name="T2">You are asked to write a C++ program in each of the following problem.</text:span></text:p>
      <text:p text:style-name="P3"/>
      <text:list xml:id="list38156733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4"/>
      <text:p text:style-name="P10"><text:span text:style-name="T1">Write a program to do the following. <text:s/>Ask the user to enter a letter. <text:s/>Convert it to uppercase and display it. <text:s/>Determine whether this letter is a vowel or not (‘A’, ‘E’, ‘I’, ‘O’ and ‘U’ are vowels). <text:s/>Display the result. <text:s/>The following are two examples.</text:span></text:p>
      <text:p text:style-name="P11"/>
      <text:p text:style-name="P15"><text:span text:style-name="T1">Enter a letter: e</text:span></text:p>
      <text:p text:style-name="P15"><text:span text:style-name="T1">Letter in uppercase: E</text:span></text:p>
      <text:p text:style-name="P15"><text:span text:style-name="T1">The letter you entered is a vowel.</text:span></text:p>
      <text:p text:style-name="P15"><text:span text:style-name="T1">Press any key to continue . . .</text:span></text:p>
      <text:p text:style-name="P12"/>
      <text:p text:style-name="P15"><text:span text:style-name="T1">Enter a letter: K</text:span></text:p>
      <text:p text:style-name="P15"><text:span text:style-name="T1">Letter in uppercase: K</text:span></text:p>
      <text:p text:style-name="P15"><text:span text:style-name="T1">The letter you entered is not a vowel.</text:span></text:p>
      <text:p text:style-name="P15"><text:span text:style-name="T1">Press any key to continue . . .</text:span></text:p>
      <text:p text:style-name="P16"><text:span text:style-name="T2">Save your C++ program code in the file, </text:span><text:span text:style-name="T4">Lab09P1.cpp</text:span><text:span text:style-name="T2">. <text:s/>Compile and modify the program until there are no syntax errors. <text:s/>Submit both the source code, </text:span><text:span text:style-name="T4">Lab09P1.cpp,</text:span><text:span text:style-name="T2"> </text:span><text:soft-page-break/><text:span text:style-name="T2">file and the executable, </text:span><text:span text:style-name="T4">Lab09P1.exe,</text:span><text:span text:style-name="T2"> to Blackboard for credit. <text:s/></text:span><text:span text:style-name="T4">Do not change the names of these files</text:span><text:span text:style-name="T2">.</text:span></text:p>
      <text:p text:style-name="P2"/>
      <text:list xml:id="list38178277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10"><text:span text:style-name="T1">We saw an example about how to determine the number of BTU needed to cool a room in an earlier lesson. <text:s/>The program asks the user to enter the room’s length, width and height, and uses the following formula to calculate the number of BTU needed:</text:span></text:p>
      <text:p text:style-name="P13"/>
      <text:p text:style-name="P10"><text:span text:style-name="T6"><text:tab/><text:tab/>BTU needed = room volume * 3.5</text:span></text:p>
      <text:p text:style-name="P14"/>
      <text:p text:style-name="P10"><text:span text:style-name="T1">Now we want to add one more consideration. <text:s/>If the room gets a lot of sunlight, number of BTU needed will increase by 20%. <text:s/>The program needs to ask the user whether the room gets a lot of sunlight. <text:s/>The user answers ‘y’ or ‘Y’ for yes and ‘n’ or ‘N’ for no. <text:s/>Adjust the number of BTU needed if necessary. <text:s/>The following are two examples.</text:span></text:p>
      <text:p text:style-name="P12"/>
      <text:p text:style-name="P15"><text:span text:style-name="T1">Enter room length:</text:span></text:p>
      <text:p text:style-name="P15"><text:span text:style-name="T1">15</text:span></text:p>
      <text:p text:style-name="P15"><text:span text:style-name="T1">Enter room width:</text:span></text:p>
      <text:p text:style-name="P15"><text:span text:style-name="T1">12</text:span></text:p>
      <text:p text:style-name="P15"><text:span text:style-name="T1">Enter room height:</text:span></text:p>
      <text:p text:style-name="P15"><text:span text:style-name="T1">10</text:span></text:p>
      <text:p text:style-name="P15"><text:span text:style-name="T1">Does the room get a lot of sunlight? [Y/N] n</text:span></text:p>
      <text:p text:style-name="P15"><text:span text:style-name="T1">BTU needed for the air conditioner: 6300</text:span></text:p>
      <text:p text:style-name="P15"><text:span text:style-name="T1">Press any key to continue . . .</text:span></text:p>
      <text:p text:style-name="P17"/>
      <text:p text:style-name="P19"><text:span text:style-name="T1">Enter room length:</text:span></text:p>
      <text:p text:style-name="P19"><text:span text:style-name="T1">15</text:span></text:p>
      <text:p text:style-name="P19"><text:span text:style-name="T1">Enter room width:</text:span></text:p>
      <text:p text:style-name="P19"><text:span text:style-name="T1">12</text:span></text:p>
      <text:p text:style-name="P19"><text:span text:style-name="T1">Enter room height:</text:span></text:p>
      <text:p text:style-name="P19"><text:span text:style-name="T1">10</text:span></text:p>
      <text:p text:style-name="P19"><text:span text:style-name="T1">Does the room get a lot of sunlight? [Y/N] y</text:span></text:p>
      <text:p text:style-name="P19"><text:span text:style-name="T1">BTU needed for the air conditioner: 7560</text:span></text:p>
      <text:p text:style-name="P19"><text:span text:style-name="T1">Press any key to continue . . .</text:span></text:p>
      <text:p text:style-name="P17"/>
      <text:p text:style-name="P16"><text:span text:style-name="T2">Save your C++ program code in the file, </text:span><text:span text:style-name="T4">Lab09P2.cpp</text:span><text:span text:style-name="T2">. <text:s/>Compile and modify the program until there are no syntax errors. <text:s/>Submit both the source code, </text:span><text:span text:style-name="T4">Lab09P2.cpp,</text:span><text:span text:style-name="T2"> file and the executable, </text:span><text:span text:style-name="T4">Lab09P2.exe,</text:span><text:span text:style-name="T2"> to Blackboard for credit. <text:s/></text:span><text:span text:style-name="T4">Do not change the names of these files</text:span><text:span text:style-name="T2">.</text:span></text:p>
      <text:p text:style-name="P18"/>
      <text:list xml:id="list38175097" text:continue-numbering="true" text:style-name="Outline">
        <text:list-item>
          <text:list>
            <text:list-item>
              <text:h text:style-name="Heading_20_2" text:outline-level="2"><text:soft-page-break/><text:span text:style-name="T1">Problem 3</text:span></text:h>
            </text:list-item>
          </text:list>
        </text:list-item>
      </text:list>
      <text:p text:style-name="P2"/>
      <text:p text:style-name="P16"><text:span text:style-name="T1">The state government has decided to give a 1% raise and $200 one-time bonus to state employees. <text:s/>Teachers will get a 3% raise and $100 one-time bonus. <text:s/>Write a program that asks for a state employee’s current salary and whether he is a teacher or a state employee. <text:s/>The user enters ‘T’ or ‘t’, if he is a teacher, and ‘S’ or ‘s’, if he is a state employee. <text:s/>Calculate and display the amount of raise and one-time bonus the user will receive. <text:s/>The following are two examples.</text:span></text:p>
      <text:p text:style-name="P17"/>
      <text:p text:style-name="P19"><text:span text:style-name="T2">Enter your current salary: 40000</text:span></text:p>
      <text:p text:style-name="P19"><text:span text:style-name="T2">Enter T if you are a teacher, or S if you are a state employee: t</text:span></text:p>
      <text:p text:style-name="P19"><text:span text:style-name="T2">You will receive one-time bonus of $100 and a raise of $1200</text:span></text:p>
      <text:p text:style-name="P19"><text:span text:style-name="T2">Press any key to continue . . .</text:span></text:p>
      <text:p text:style-name="P17"/>
      <text:p text:style-name="P19"><text:span text:style-name="T1">Enter your current salary: 40000</text:span></text:p>
      <text:p text:style-name="P19"><text:span text:style-name="T1">Enter T if you are a teacher, or S if you are a state employee: s</text:span></text:p>
      <text:p text:style-name="P19"><text:span text:style-name="T1">You will receive one-time bonus of $200 and a raise of $400</text:span></text:p>
      <text:p text:style-name="P19"><text:span text:style-name="T1">Press any key to continue . . .</text:span></text:p>
      <text:p text:style-name="P17"/>
      <text:p text:style-name="P16"><text:bookmark-start text:name="_GoBack"/><text:span text:style-name="T2">Save your C++ program code in the file, </text:span><text:span text:style-name="T4">Lab09P3.cpp</text:span><text:span text:style-name="T2">. <text:s/>Compile and modify the program until there are no syntax errors. <text:s/>Submit both the source code, </text:span><text:span text:style-name="T4">Lab09P3.cpp,</text:span><text:span text:style-name="T2"> file and the executable, </text:span><text:span text:style-name="T4">Lab09P3.exe,</text:span><text:span text:style-name="T2"> to Blackboard for credit. <text:s/></text:span><text:span text:style-name="T4">Do not change the names of these files</text:span><text:span text:style-name="T2">.</text:span></text:p>
      <text:list xml:id="list38165708" text:continue-numbering="true" text:style-name="Outline">
        <text:list-item>
          <text:h text:style-name="Heading_20_1" text:outline-level="1"><text:bookmark-end text:name="_GoBack"/><text:span text:style-name="T5">Grading rubric for each problem</text:span></text:h>
        </text:list-item>
      </text:list>
      <text:p text:style-name="P20"/>
      <text:p text:style-name="P16"><text:span text:style-name="T6">Storing and handling character data [12 points]</text:span></text:p>
      <text:p text:style-name="P16"><text:span text:style-name="T6">If-else statements [12 points]</text:span></text:p>
      <text:p text:style-name="P16"><text:span text:style-name="T6">Other statements [9.33 points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09<text:tab/>Page </text:span><text:page-number text:select-page="current">3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Mary</dc:creator>
    <meta:editing-cycles>89</meta:editing-cycles>
    <meta:creation-date>2011-12-18T14:13:00</meta:creation-date>
    <dc:date>2013-12-31T20:52:00</dc:date>
    <meta:editing-duration>PT10M40S</meta:editing-duration>
    <meta:generator>OpenOffice/4.1.1$Win32 OpenOffice.org_project/411m6$Build-9775</meta:generator>
    <meta:document-statistic meta:table-count="0" meta:image-count="0" meta:object-count="0" meta:page-count="3" meta:paragraph-count="69" meta:word-count="715" meta:character-count="4389"/>
    <meta:user-defined meta:name="AppVersion">12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